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7.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standard">
      <style:graphic-properties draw:stroke="none" svg:stroke-color="#000000" draw:fill="none" draw:fill-color="#ffffff" fo:min-height="2.036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1.274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draw:stroke="none" svg:stroke-color="#000000" draw:fill="none" draw:fill-color="#ffffff" fo:min-height="2.845cm"/>
    </style:style>
    <style:style style:name="gr16" style:family="graphic" style:parent-style-name="standard">
      <style:graphic-properties draw:stroke="none" svg:stroke-color="#000000" draw:fill="none" draw:fill-color="#ffffff" fo:min-height="1.537cm"/>
    </style:style>
    <style:style style:name="gr17" style:family="graphic" style:parent-style-name="standard">
      <style:graphic-properties draw:stroke="none" svg:stroke-color="#000000" draw:fill="none" draw:fill-color="#ffffff" fo:min-height="2.049cm"/>
    </style:style>
    <style:style style:name="gr18" style:family="graphic" style:parent-style-name="standard">
      <style:graphic-properties draw:stroke="none" svg:stroke-color="#000000" draw:fill="none" draw:fill-color="#ffffff" fo:min-height="2.5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.5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729cm"/>
    </style:style>
    <style:style style:name="gr21" style:family="graphic" style:parent-style-name="standard">
      <style:graphic-properties draw:stroke="none" svg:stroke-color="#000000" draw:fill="none" draw:fill-color="#ffffff" fo:min-height="2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3.81cm" svg:x="8.89cm" svg:y="8.62cm">
          <draw:glue-point draw:id="12" svg:x="-4.666cm" svg:y="-2cm"/>
          <draw:glue-point draw:id="13" svg:x="4.666cm" svg:y="-1.666cm"/>
          <draw:glue-point draw:id="14" svg:x="2cm" svg:y="-4.666cm"/>
          <draw:glue-point draw:id="15" svg:x="-2cm" svg:y="-4.666cm"/>
          <draw:glue-point draw:id="16" svg:x="4.666cm" svg:y="2cm"/>
          <draw:glue-point draw:id="17" svg:x="2cm" svg:y="4.666cm"/>
          <draw:glue-point draw:id="18" svg:x="-2cm" svg:y="4.666cm"/>
          <draw:glue-point draw:id="19" svg:x="-4.666cm" svg:y="2cm"/>
          <text:p text:style-name="P1">CogBit</text:p>
          <text:p text:style-name="P1">Dev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08cm" svg:height="3.81cm" svg:x="8.239cm" svg:y="1.635cm">
          <draw:glue-point draw:id="4" svg:x="-2.5cm" svg:y="5cm"/>
          <draw:glue-point draw:id="5" svg:x="-3.75cm" svg:y="5cm"/>
          <draw:glue-point draw:id="6" svg:x="-1.25cm" svg:y="5cm"/>
          <draw:glue-point draw:id="7" svg:x="2.5cm" svg:y="5cm"/>
          <draw:glue-point draw:id="8" svg:x="3.75cm" svg:y="5cm"/>
          <draw:glue-point draw:id="9" svg:x="1.25cm" svg:y="5cm"/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3.81cm" svg:height="3.81cm" svg:x="16.78cm" svg:y="23.13cm">
          <draw:glue-point draw:id="4" svg:x="-2.333cm" svg:y="-5cm"/>
          <draw:glue-point draw:id="5" svg:x="2.666cm" svg:y="-5cm"/>
          <text:p text:style-name="P1">Emergency</text:p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81cm" svg:height="3.81cm" svg:x="8.874cm" svg:y="23.13cm">
          <draw:glue-point draw:id="4" svg:x="-2.333cm" svg:y="-5cm"/>
          <draw:glue-point draw:id="5" svg:x="2.333cm" svg:y="-5cm"/>
          <text:p text:style-name="P1">Taxi/</text:p>
          <text:p text:style-name="P1">Rideshar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81cm" svg:height="3.81cm" svg:x="1cm" svg:y="23.13cm">
          <draw:glue-point draw:id="4" svg:x="2.333cm" svg:y="-5cm"/>
          <draw:glue-point draw:id="5" svg:x="-2.666cm" svg:y="-5cm"/>
          <text:p text:style-name="P1">Doctor/</text:p>
          <text:p text:style-name="P1">Caregive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54cm" svg:height="2.54cm" svg:x="1cm" svg:y="16.24cm">
          <text:p text:style-name="P1">Cloud</text:p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7.62cm" svg:height="2.794cm" svg:x="6.985cm" svg:y="16.24cm">
          <draw:glue-point draw:id="4" svg:x="-5cm" svg:y="-2.5cm"/>
          <draw:glue-point draw:id="5" svg:x="-5cm" svg:y="2.5cm"/>
          <draw:glue-point draw:id="6" svg:x="-2.5cm" svg:y="5cm"/>
          <draw:glue-point draw:id="7" svg:x="2.5cm" svg:y="5cm"/>
          <draw:glue-point draw:id="8" svg:x="5cm" svg:y="2.5cm"/>
          <draw:glue-point draw:id="9" svg:x="5cm" svg:y="-2.5cm"/>
          <draw:glue-point draw:id="10" svg:x="2.5cm" svg:y="-5cm"/>
          <draw:glue-point draw:id="11" svg:x="-2cm" svg:y="-5cm"/>
          <draw:glue-point draw:id="12" svg:x="-3.687cm" svg:y="5cm"/>
          <draw:glue-point draw:id="13" svg:x="-1.187cm" svg:y="5cm"/>
          <draw:glue-point draw:id="14" svg:x="1.145cm" svg:y="5cm"/>
          <draw:glue-point draw:id="15" svg:x="3.812cm" svg:y="5cm"/>
          <draw:glue-point draw:id="16" svg:x="4.145cm" svg:y="-5cm"/>
          <draw:glue-point draw:id="17" svg:x="-5.001cm" svg:y="-5cm"/>
          <draw:glue-point draw:id="18" svg:x="-3.687cm" svg:y="-5cm"/>
          <text:p text:style-name="P1">Smart Phone</text:p>
          <text:p text:style-name="P1">Applic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9.271cm" svg:y1="16.24cm" svg:x2="9.448cm" svg:y2="11.872cm" draw:start-shape="id1" draw:start-glue-point="11" draw:end-shape="id2" draw:end-glue-point="7" svg:d="M9271 16240c0-2856 177-672 177-4368" svg:viewBox="0 0 178 4369">
          <text:p/>
        </draw:connector>
        <draw:connector draw:style-name="gr6" draw:text-style-name="P2" draw:layer="layout" draw:type="curve" svg:x1="12.142cm" svg:y1="11.872cm" svg:x2="12.7cm" svg:y2="16.24cm" draw:start-shape="id2" draw:start-glue-point="9" draw:end-shape="id1" draw:end-glue-point="10" svg:d="M12142 11872c0 3696 558 1512 558 4368" svg:viewBox="0 0 559 4369">
          <text:p/>
        </draw:connector>
        <draw:connector draw:style-name="gr6" draw:text-style-name="P2" draw:layer="layout" draw:type="curve" svg:x1="8.89cm" svg:y1="10.525cm" svg:x2="8.874cm" svg:y2="5.445cm" draw:start-shape="id2" draw:start-glue-point="6" draw:end-shape="id3" draw:end-glue-point="5" svg:d="M8890 10525c-751 0-627-1746-443-2421s427-277 427-2659" svg:viewBox="0 0 584 5081">
          <text:p/>
        </draw:connector>
        <draw:connector draw:style-name="gr6" draw:text-style-name="P2" draw:layer="layout" draw:type="curve" svg:x1="12.684cm" svg:y1="5.445cm" svg:x2="12.7cm" svg:y2="10.525cm" draw:start-shape="id3" draw:start-glue-point="8" draw:end-shape="id2" draw:end-glue-point="10" svg:d="M12684 5445c0 2382 260 1984 452 2659s317 2421-436 2421" svg:viewBox="0 0 599 5081">
          <text:p/>
        </draw:connector>
        <draw:connector draw:style-name="gr7" draw:text-style-name="P2" draw:layer="layout" draw:type="curve" svg:x1="2.27cm" svg:y1="16.24cm" svg:x2="6.985cm" svg:y2="16.939cm" draw:start-shape="id4" draw:start-glue-point="0" draw:end-shape="id1" draw:end-glue-point="4" svg:d="M2270 16240c0-751 1497-627 2030-264s102 963 2685 963" svg:viewBox="0 0 4716 1251">
          <text:p/>
        </draw:connector>
        <draw:connector draw:style-name="gr7" draw:text-style-name="P2" draw:layer="layout" draw:type="curve" svg:x1="6.985cm" svg:y1="18.335cm" svg:x2="2.27cm" svg:y2="18.78cm" draw:start-shape="id1" draw:start-glue-point="5" draw:end-shape="id4" draw:end-glue-point="2" svg:d="M6985 18335c-2583 0-2152 473-2685 772s-2030 424-2030-327" svg:viewBox="0 0 4716 1007">
          <text:p/>
        </draw:connector>
        <draw:connector draw:style-name="gr7" draw:text-style-name="P2" draw:layer="layout" draw:type="curve" svg:x1="11.414cm" svg:y1="5.445cm" svg:x2="11.557cm" svg:y2="8.748cm" draw:start-shape="id3" draw:start-glue-point="9" draw:end-shape="id2" draw:end-glue-point="14" svg:d="M11414 5445c0 2382 143 731 143 3303" svg:viewBox="0 0 144 3304">
          <text:p/>
        </draw:connector>
        <draw:frame draw:style-name="gr8" draw:text-style-name="P3" draw:layer="layout" svg:width="2.286cm" svg:height="2.384cm" svg:x="9.89cm" svg:y="6.207cm">
          <draw:text-box>
            <text:p>Get Active </text:p>
            <text:p>Input</text:p>
          </draw:text-box>
        </draw:frame>
        <draw:frame draw:style-name="gr8" draw:text-style-name="P3" draw:layer="layout" svg:width="2.921cm" svg:height="2.384cm" svg:x="13.065cm" svg:y="6.969cm">
          <draw:text-box>
            <text:p>Get</text:p>
            <text:p>Passive</text:p>
            <text:p>Input</text:p>
          </draw:text-box>
        </draw:frame>
        <draw:frame draw:style-name="gr9" draw:text-style-name="P3" draw:layer="layout" svg:width="4.191cm" svg:height="1.673cm" svg:x="5.826cm" svg:y="7.328cm">
          <draw:text-box>
            <text:p>Send </text:p>
            <text:p>Reminders</text:p>
          </draw:text-box>
        </draw:frame>
        <draw:frame draw:style-name="gr10" draw:text-style-name="P3" draw:layer="layout" svg:width="2.54cm" svg:height="3.806cm" svg:x="10.906cm" svg:y="12.811cm">
          <draw:text-box>
            <text:p>Give<text:line-break/>Raw</text:p>
            <text:p>Input</text:p>
          </draw:text-box>
        </draw:frame>
        <draw:frame draw:style-name="gr11" draw:text-style-name="P3" draw:layer="layout" svg:width="3.81cm" svg:height="2.286cm" svg:x="6.842cm" svg:y="13.192cm">
          <draw:text-box>
            <text:p>Send</text:p>
            <text:p>Reminders</text:p>
          </draw:text-box>
        </draw:frame>
        <draw:connector draw:style-name="gr7" draw:text-style-name="P2" draw:layer="layout" draw:type="curve" svg:x1="1.89cm" svg:y1="23.13cm" svg:x2="7.986cm" svg:y2="19.034cm" draw:start-shape="id5" draw:start-glue-point="5" draw:end-shape="id1" draw:end-glue-point="12" svg:d="M1890 23130c0-3072 6096-1024 6096-4096" svg:viewBox="0 0 6097 4097">
          <text:p/>
        </draw:connector>
        <draw:connector draw:style-name="gr7" draw:text-style-name="P2" draw:layer="layout" draw:type="curve" svg:x1="8.89cm" svg:y1="19.034cm" svg:x2="3.793cm" svg:y2="23.13cm" draw:start-shape="id1" draw:start-glue-point="6" draw:end-shape="id5" draw:end-glue-point="4" svg:d="M8890 19034c0 3072-5097 1024-5097 4096" svg:viewBox="0 0 5098 4097">
          <text:p/>
        </draw:connector>
        <draw:connector draw:style-name="gr7" draw:text-style-name="P2" draw:layer="layout" draw:type="curve" svg:x1="9.891cm" svg:y1="23.13cm" svg:x2="9.891cm" svg:y2="19.034cm" draw:start-shape="id6" draw:start-glue-point="4" draw:end-shape="id1" draw:end-glue-point="13" svg:d="M9891 23130v-4096" svg:viewBox="0 0 1 4097">
          <text:p/>
        </draw:connector>
        <draw:connector draw:style-name="gr7" draw:text-style-name="P2" draw:layer="layout" draw:type="curve" svg:x1="11.667cm" svg:y1="19.034cm" svg:x2="11.667cm" svg:y2="23.13cm" draw:start-shape="id1" draw:start-glue-point="14" draw:end-shape="id6" draw:end-glue-point="5" svg:d="M11667 19034v4096" svg:viewBox="0 0 1 4097">
          <text:p/>
        </draw:connector>
        <draw:connector draw:style-name="gr7" draw:text-style-name="P2" draw:layer="layout" draw:type="curve" svg:x1="14.605cm" svg:y1="18.335cm" svg:x2="19.7cm" svg:y2="23.13cm" draw:start-shape="id1" draw:start-glue-point="8" draw:end-shape="id7" draw:end-glue-point="5" svg:d="M14605 18335c3397 0 5095 1598 5095 4795" svg:viewBox="0 0 5096 4796">
          <text:p/>
        </draw:connector>
        <draw:connector draw:style-name="gr7" draw:text-style-name="P2" draw:layer="layout" draw:type="curve" svg:x1="17.797cm" svg:y1="23.13cm" svg:x2="12.7cm" svg:y2="19.034cm" draw:start-shape="id7" draw:start-glue-point="4" draw:end-shape="id1" draw:end-glue-point="7" svg:d="M17797 23130c0-3072-5097-1024-5097-4096" svg:viewBox="0 0 5098 4097">
          <text:p/>
        </draw:connector>
        <draw:frame draw:style-name="gr12" draw:text-style-name="P3" draw:layer="layout" svg:width="3.302cm" svg:height="1.143cm" svg:x="1.762cm" svg:y="14.97cm">
          <draw:text-box>
            <text:p>Send Data</text:p>
          </draw:text-box>
        </draw:frame>
        <draw:frame draw:style-name="gr13" draw:text-style-name="P3" draw:layer="layout" svg:width="3.048cm" svg:height="1.524cm" svg:x="5.064cm" svg:y="17.764cm">
          <draw:text-box>
            <text:p>Write</text:p>
            <text:p>Data</text:p>
          </draw:text-box>
        </draw:frame>
        <draw:frame draw:style-name="gr8" draw:text-style-name="P3" draw:layer="layout" svg:width="3.556cm" svg:height="2.384cm" svg:x="1.127cm" svg:y="20.46cm">
          <draw:text-box>
            <text:p>Send Med Info</text:p>
          </draw:text-box>
        </draw:frame>
        <draw:frame draw:style-name="gr14" draw:text-style-name="P3" draw:layer="layout" svg:width="3.683cm" svg:height="1.275cm" svg:x="4.81cm" svg:y="21.222cm">
          <draw:text-box>
            <text:p>Give New</text:p>
            <text:p>Patient Info</text:p>
          </draw:text-box>
        </draw:frame>
        <draw:frame draw:style-name="gr15" draw:text-style-name="P3" draw:layer="layout" svg:width="3.81cm" svg:height="3.095cm" svg:x="11.668cm" svg:y="20.939cm">
          <draw:text-box>
            <text:p>Send Location/ Destination /Payment</text:p>
          </draw:text-box>
        </draw:frame>
        <draw:frame draw:style-name="gr16" draw:text-style-name="P3" draw:layer="layout" svg:width="2.667cm" svg:height="1.787cm" svg:x="8.366cm" svg:y="20.93cm">
          <draw:text-box>
            <text:p>Send</text:p>
            <text:p>Arrival</text:p>
            <text:p>Info</text:p>
          </draw:text-box>
        </draw:frame>
        <draw:frame draw:style-name="gr17" draw:text-style-name="P3" draw:layer="layout" svg:width="3.175cm" svg:height="2.299cm" svg:x="17.129cm" svg:y="17.243cm">
          <draw:text-box>
            <text:p>Contact EMS / Give Relevant Info</text:p>
          </draw:text-box>
        </draw:frame>
        <draw:frame draw:style-name="gr18" draw:text-style-name="P3" draw:layer="layout" svg:width="4.191cm" svg:height="2.811cm" svg:x="15.732cm" svg:y="21.557cm">
          <draw:text-box>
            <text:p>Send Advice /</text:p>
            <text:p>Send Arrival Info</text:p>
            <text:p/>
          </draw:text-box>
        </draw:frame>
        <draw:custom-shape draw:style-name="gr4" draw:text-style-name="P1" xml:id="id8" draw:id="id8" draw:layer="layout" svg:width="2.54cm" svg:height="2.54cm" svg:x="16.24cm" svg:y="11.16cm">
          <draw:glue-point draw:id="4" svg:x="-2.5cm" svg:y="5cm"/>
          <draw:glue-point draw:id="5" svg:x="-5cm" svg:y="3cm"/>
          <text:p text:style-name="P1">Phone</text:p>
          <text:p text:style-name="P1">Calenda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16.24cm" svg:y1="13.192cm" svg:x2="13.953cm" svg:y2="16.24cm" draw:start-shape="id8" draw:start-glue-point="5" draw:end-shape="id1" draw:end-glue-point="16" svg:d="M16240 13192c-1525 0-2287 1016-2287 3048" svg:viewBox="0 0 2288 3049">
          <text:p/>
        </draw:connector>
        <draw:connector draw:style-name="gr7" draw:text-style-name="P2" draw:layer="layout" draw:type="curve" svg:x1="14.605cm" svg:y1="16.939cm" svg:x2="16.875cm" svg:y2="13.7cm" draw:start-shape="id1" draw:start-glue-point="9" draw:end-shape="id8" draw:end-glue-point="4" svg:d="M14605 16939c1514 0 2270-1079 2270-3239" svg:viewBox="0 0 2271 3240">
          <text:p/>
        </draw:connector>
        <draw:frame draw:style-name="gr14" draw:text-style-name="P3" draw:layer="layout" svg:width="3.302cm" svg:height="1.275cm" svg:x="16.621cm" svg:y="14.711cm">
          <draw:text-box>
            <text:p>Create Appointment</text:p>
          </draw:text-box>
        </draw:frame>
        <draw:frame draw:style-name="gr19" draw:text-style-name="P3" draw:layer="layout" svg:width="3.067cm" svg:height="1.787cm" svg:x="13.319cm" svg:y="12.04cm">
          <draw:text-box>
            <text:p>Send</text:p>
            <text:p>Appointment</text:p>
            <text:p>Info</text:p>
          </draw:text-box>
        </draw:frame>
        <draw:custom-shape draw:style-name="gr4" draw:text-style-name="P1" xml:id="id9" draw:id="id9" draw:layer="layout" svg:width="2.54cm" svg:height="2.54cm" svg:x="2.143cm" svg:y="9.763cm">
          <draw:glue-point draw:id="4" svg:x="2.5cm" svg:y="5cm"/>
          <draw:glue-point draw:id="5" svg:x="5cm" svg:y="2.5cm"/>
          <text:p text:style-name="P1">GP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413cm" svg:y1="12.303cm" svg:x2="7.986cm" svg:y2="16.24cm" draw:start-shape="id9" draw:start-glue-point="2" draw:end-shape="id1" draw:end-glue-point="18" svg:d="M3413 12303c0 2953 4573 985 4573 3937" svg:viewBox="0 0 4574 3938">
          <text:p/>
        </draw:connector>
        <draw:frame draw:style-name="gr20" draw:text-style-name="P3" draw:layer="layout" svg:width="2.229cm" svg:height="1.275cm" svg:x="2.27cm" svg:y="13.065cm">
          <draw:text-box>
            <text:p>Get</text:p>
            <text:p>Location</text:p>
          </draw:text-box>
        </draw:frame>
        <draw:frame draw:style-name="gr21" draw:text-style-name="P5" draw:layer="layout" svg:width="10.795cm" svg:height="2.54cm" svg:x="1cm" svg:y="1cm">
          <draw:text-box>
            <text:p text:style-name="P4"><text:span text:style-name="T1">CogBit Context</text:span></text:p>
            <text:p text:style-name="P4"><text:span text:style-name="T1">Diagram</text:span></text:p>
          </draw:text-box>
        </draw:frame>
        <draw:frame draw:style-name="gr22" draw:text-style-name="P3" draw:layer="layout" svg:width="3.956cm" svg:height="1.275cm" svg:x="0.981cm" svg:y="2.778cm">
          <draw:text-box>
            <text:p>Ryan Bomalaski</text:p>
            <text:p>Venkatesh Sek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center" draw:textarea-vertical-align="middle"/>
      <style:text-properties fo:font-size="13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2:26:35.991800771</meta:creation-date>
    <dc:date>2018-02-08T15:38:34.152725479</dc:date>
    <meta:editing-duration>PT11M44S</meta:editing-duration>
    <meta:editing-cycles>4</meta:editing-cycles>
    <meta:generator>LibreOffice/5.1.6.2$Linux_X86_64 LibreOffice_project/10m0$Build-2</meta:generator>
    <meta:document-statistic meta:object-count="43"/>
  </office:meta>
</office:document-meta>
</file>